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3pt" officeooo:rsid="0013aee7" officeooo:paragraph-rsid="0013aee7" fo:background-color="transparent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weight="bold" officeooo:rsid="00145a6f" officeooo:paragraph-rsid="0015998f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officeooo:rsid="00145a6f" officeooo:paragraph-rsid="00145a6f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officeooo:rsid="0015998f" officeooo:paragraph-rsid="0015998f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normal" officeooo:rsid="00274f84" officeooo:paragraph-rsid="00274f84" style:font-weight-asian="normal" style:font-weight-complex="normal"/>
    </style:style>
    <style:style style:name="P7" style:family="paragraph" style:parent-style-name="Standard">
      <style:paragraph-properties fo:margin-left="8.754cm" fo:margin-right="0cm" fo:line-height="150%" fo:text-align="justify" style:justify-single-word="false" fo:text-indent="0cm" style:auto-text-indent="false"/>
      <style:text-properties style:font-name="Arial" fo:font-size="10pt" fo:font-weight="normal" officeooo:rsid="0015998f" officeooo:paragraph-rsid="0015998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8.754cm" fo:margin-right="0cm" fo:line-height="150%" fo:text-align="justify" style:justify-single-word="false" fo:text-indent="0cm" style:auto-text-indent="false"/>
      <style:text-properties style:font-name="Arial" fo:font-size="12pt" fo:font-weight="normal" officeooo:rsid="0015998f" officeooo:paragraph-rsid="0015998f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3pt" style:font-size-asian="13pt" style:font-size-complex="13pt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style:font-name="Arial" fo:font-weight="bold" officeooo:rsid="0015998f" officeooo:paragraph-rsid="0015998f" style:font-weight-asian="bold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fo:font-weight="bold" officeooo:rsid="00168ccf" officeooo:paragraph-rsid="00168cc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size="12pt" fo:font-weight="bold" officeooo:rsid="00168ccf" officeooo:paragraph-rsid="00168ccf" style:font-size-asian="10.5pt" style:font-weight-asian="bold" style:font-size-complex="12pt" style:font-weight-complex="bold"/>
    </style:style>
    <style:style style:name="P14" style:family="paragraph" style:parent-style-name="Contents_20_1">
      <style:paragraph-properties>
        <style:tab-stops>
          <style:tab-stop style:position="17.487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3pt" officeooo:rsid="001339b6" officeooo:paragraph-rsid="001339b6" fo:background-color="transparent" style:font-size-asian="13pt" style:font-size-complex="13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3pt" officeooo:rsid="0013aee7" officeooo:paragraph-rsid="0013aee7" fo:background-color="transparent" style:font-size-asian="13pt" style:font-size-complex="13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3pt" officeooo:rsid="004128b5" officeooo:paragraph-rsid="004128b5" fo:background-color="transparent" style:font-size-asian="13pt" style:font-size-complex="13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3pt" officeooo:rsid="001b3f1b" officeooo:paragraph-rsid="001b3f1b" fo:background-color="transparent" style:font-size-asian="13pt" style:font-size-complex="13pt"/>
    </style:style>
    <style:style style:name="P19" style:family="paragraph" style:parent-style-name="Text_20_body" style:list-style-name="L2">
      <style:paragraph-properties fo:line-height="150%" fo:text-align="justify" style:justify-single-word="false"/>
      <style:text-properties style:font-name="Arial" fo:font-size="13pt" officeooo:rsid="001782f3" officeooo:paragraph-rsid="001782f3" style:font-size-asian="13pt" style:font-size-complex="13pt"/>
    </style:style>
    <style:style style:name="P20" style:family="paragraph" style:parent-style-name="Text_20_body" style:list-style-name="L2">
      <style:paragraph-properties fo:line-height="150%" fo:text-align="justify" style:justify-single-word="false"/>
      <style:text-properties style:font-name="Arial" fo:font-size="13pt" officeooo:rsid="001782f3" officeooo:paragraph-rsid="0018bf47" style:font-size-asian="13pt" style:font-size-complex="13pt"/>
    </style:style>
    <style:style style:name="P21" style:family="paragraph" style:parent-style-name="Text_20_body" style:list-style-name="L2">
      <style:paragraph-properties fo:line-height="150%" fo:text-align="justify" style:justify-single-word="false"/>
      <style:text-properties style:font-name="Arial" fo:font-size="13pt" officeooo:rsid="001782f3" officeooo:paragraph-rsid="00323dc9" style:font-size-asian="13pt" style:font-size-complex="13pt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style:font-name="Arial" fo:font-size="13pt" officeooo:rsid="00196cad" officeooo:paragraph-rsid="00196cad" style:font-size-asian="13pt" style:font-size-complex="13pt"/>
    </style:style>
    <style:style style:name="P23" style:family="paragraph" style:parent-style-name="Text_20_body" style:list-style-name="L3">
      <style:paragraph-properties fo:line-height="150%" fo:text-align="justify" style:justify-single-word="false"/>
      <style:text-properties style:font-name="Arial" fo:font-size="13pt" officeooo:rsid="001e250e" officeooo:paragraph-rsid="001e250e" style:font-size-asian="13pt" style:font-size-complex="13pt"/>
    </style:style>
    <style:style style:name="P24" style:family="paragraph" style:parent-style-name="Text_20_body" style:list-style-name="L3">
      <style:paragraph-properties fo:line-height="150%" fo:text-align="justify" style:justify-single-word="false"/>
      <style:text-properties style:font-name="Arial" fo:font-size="13pt" officeooo:rsid="001e250e" officeooo:paragraph-rsid="002a2279" style:font-size-asian="13pt" style:font-size-complex="13pt"/>
    </style:style>
    <style:style style:name="P25" style:family="paragraph" style:parent-style-name="Text_20_body" style:list-style-name="L3">
      <style:paragraph-properties fo:line-height="150%" fo:text-align="justify" style:justify-single-word="false"/>
      <style:text-properties style:font-name="Arial" fo:font-size="13pt" officeooo:paragraph-rsid="001f939b" style:font-size-asian="13pt" style:font-size-complex="13pt"/>
    </style:style>
    <style:style style:name="P26" style:family="paragraph" style:parent-style-name="Text_20_body" style:list-style-name="L3">
      <style:paragraph-properties fo:line-height="150%" fo:text-align="justify" style:justify-single-word="false"/>
      <style:text-properties style:font-name="Arial" fo:font-size="13pt" officeooo:paragraph-rsid="002189c8" style:font-size-asian="13pt" style:font-size-complex="13pt"/>
    </style:style>
    <style:style style:name="P27" style:family="paragraph" style:parent-style-name="Text_20_body" style:list-style-name="L5">
      <style:paragraph-properties fo:line-height="150%" fo:text-align="justify" style:justify-single-word="false"/>
      <style:text-properties style:font-name="Arial" fo:font-size="13pt" fo:font-weight="normal" officeooo:rsid="00308c7b" officeooo:paragraph-rsid="00308c7b" style:font-size-asian="13pt" style:font-weight-asian="normal" style:font-size-complex="13pt" style:font-weight-complex="normal"/>
    </style:style>
    <style:style style:name="P28" style:family="paragraph" style:parent-style-name="Text_20_body" style:list-style-name="L5">
      <style:paragraph-properties fo:line-height="150%" fo:text-align="justify" style:justify-single-word="false"/>
      <style:text-properties style:font-name="Arial" fo:font-size="13pt" fo:font-weight="normal" officeooo:rsid="00323dc9" officeooo:paragraph-rsid="00323dc9" style:font-size-asian="13pt" style:font-weight-asian="normal" style:font-size-complex="13pt" style:font-weight-complex="normal"/>
    </style:style>
    <style:style style:name="P29" style:family="paragraph" style:parent-style-name="Text_20_body" style:list-style-name="L5">
      <style:paragraph-properties fo:line-height="150%" fo:text-align="justify" style:justify-single-word="false"/>
      <style:text-properties style:font-name="Arial" fo:font-size="13pt" fo:font-weight="normal" officeooo:rsid="00339c71" officeooo:paragraph-rsid="00339c71" style:font-size-asian="13pt" style:font-weight-asian="normal" style:font-size-complex="13pt" style:font-weight-complex="normal"/>
    </style:style>
    <style:style style:name="P30" style:family="paragraph" style:parent-style-name="Text_20_body" style:list-style-name="L5">
      <style:paragraph-properties fo:line-height="150%" fo:text-align="justify" style:justify-single-word="false"/>
      <style:text-properties style:font-name="Arial" fo:font-size="13pt" fo:font-weight="normal" officeooo:rsid="0033d50c" officeooo:paragraph-rsid="0033d50c" style:font-size-asian="13pt" style:font-weight-asian="normal" style:font-size-complex="13pt" style:font-weight-complex="normal"/>
    </style:style>
    <style:style style:name="P31" style:family="paragraph" style:parent-style-name="Text_20_body" style:list-style-name="L6">
      <style:text-properties style:font-name="Arial" fo:font-size="13pt" fo:font-weight="normal" officeooo:rsid="0037ab27" officeooo:paragraph-rsid="0037ab27" style:font-size-asian="13pt" style:font-weight-asian="normal" style:font-size-complex="13pt" style:font-weight-complex="normal"/>
    </style:style>
    <style:style style:name="P32" style:family="paragraph" style:parent-style-name="Text_20_body" style:list-style-name="L6">
      <style:text-properties style:font-name="Arial" fo:font-size="13pt" fo:font-weight="normal" officeooo:rsid="00396698" officeooo:paragraph-rsid="00396698" style:font-size-asian="13pt" style:font-weight-asian="normal" style:font-size-complex="13pt" style:font-weight-complex="normal"/>
    </style:style>
    <style:style style:name="P33" style:family="paragraph" style:parent-style-name="Text_20_body" style:list-style-name="L7">
      <style:text-properties style:font-name="Arial" fo:font-size="13pt" fo:font-weight="normal" officeooo:rsid="003a487a" officeooo:paragraph-rsid="003a487a" style:font-size-asian="13pt" style:font-weight-asian="normal" style:font-size-complex="13pt" style:font-weight-complex="normal"/>
    </style:style>
    <style:style style:name="P34" style:family="paragraph" style:parent-style-name="Text_20_body" style:list-style-name="L7">
      <style:paragraph-properties fo:line-height="150%" fo:text-align="justify" style:justify-single-word="false"/>
      <style:text-properties style:font-name="Arial" fo:font-size="13pt" fo:font-weight="normal" officeooo:rsid="003dc5d6" officeooo:paragraph-rsid="003dc5d6" style:font-size-asian="13pt" style:font-weight-asian="normal" style:font-size-complex="13pt" style:font-weight-complex="normal"/>
    </style:style>
    <style:style style:name="P35" style:family="paragraph" style:parent-style-name="Text_20_body" style:list-style-name="L7">
      <style:paragraph-properties fo:line-height="150%" fo:text-align="justify" style:justify-single-word="false"/>
      <style:text-properties style:font-name="Arial" fo:font-size="13pt" fo:font-weight="normal" officeooo:rsid="003e1552" officeooo:paragraph-rsid="003e1552" style:font-size-asian="13pt" style:font-weight-asian="normal" style:font-size-complex="13pt" style:font-weight-complex="normal"/>
    </style:style>
    <style:style style:name="P36" style:family="paragraph" style:parent-style-name="Text_20_body" style:list-style-name="L8">
      <style:text-properties style:font-name="Arial" fo:font-size="13pt" fo:font-weight="normal" officeooo:rsid="0047ac9f" officeooo:paragraph-rsid="0047ac9f" style:font-size-asian="13pt" style:font-weight-asian="normal" style:font-size-complex="13pt" style:font-weight-complex="normal"/>
    </style:style>
    <style:style style:name="P37" style:family="paragraph" style:parent-style-name="Text_20_body" style:list-style-name="L8">
      <style:text-properties style:font-name="Arial" fo:font-size="13pt" fo:font-weight="normal" officeooo:rsid="00466951" officeooo:paragraph-rsid="0047ac9f" style:font-size-asian="13pt" style:font-weight-asian="normal" style:font-size-complex="13pt" style:font-weight-complex="normal"/>
    </style:style>
    <style:style style:name="P38" style:family="paragraph" style:parent-style-name="Text_20_body" style:list-style-name="L8">
      <style:text-properties style:font-name="Arial" fo:font-size="13pt" fo:font-weight="normal" officeooo:rsid="0049564d" officeooo:paragraph-rsid="0049564d" style:font-size-asian="13pt" style:font-weight-asian="normal" style:font-size-complex="13pt" style:font-weight-complex="normal"/>
    </style:style>
    <style:style style:name="P39" style:family="paragraph" style:parent-style-name="Text_20_body" style:list-style-name="L3">
      <style:paragraph-properties fo:line-height="150%" fo:text-align="justify" style:justify-single-word="false"/>
      <style:text-properties officeooo:paragraph-rsid="002189c8"/>
    </style:style>
    <style:style style:name="P40" style:family="paragraph" style:parent-style-name="Text_20_body" style:list-style-name="L4">
      <style:paragraph-properties fo:line-height="150%" fo:text-align="justify" style:justify-single-word="false"/>
      <style:text-properties officeooo:rsid="00275b5f" officeooo:paragraph-rsid="00275b5f"/>
    </style:style>
    <style:style style:name="P41" style:family="paragraph" style:parent-style-name="Text_20_body" style:list-style-name="L4">
      <style:paragraph-properties fo:line-height="150%"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275b5f" officeooo:paragraph-rsid="00275b5f" fo:background-color="transparent" style:font-size-asian="12pt" style:font-size-complex="12pt"/>
    </style:style>
    <style:style style:name="P42" style:family="paragraph" style:parent-style-name="Text_20_body" style:list-style-name="L5">
      <style:paragraph-properties fo:line-height="150%" fo:text-align="justify" style:justify-single-word="false"/>
      <style:text-properties officeooo:rsid="002e99a4" officeooo:paragraph-rsid="002e99a4"/>
    </style:style>
    <style:style style:name="P43" style:family="paragraph" style:parent-style-name="Text_20_body" style:list-style-name="L5">
      <style:paragraph-properties fo:line-height="150%" fo:text-align="justify" style:justify-single-word="false"/>
      <style:text-properties officeooo:rsid="002e99a4" officeooo:paragraph-rsid="00308c7b"/>
    </style:style>
    <style:style style:name="P44" style:family="paragraph" style:parent-style-name="Text_20_body" style:list-style-name="L5">
      <style:paragraph-properties fo:line-height="150%" fo:text-align="justify" style:justify-single-word="false"/>
      <style:text-properties officeooo:rsid="00323dc9" officeooo:paragraph-rsid="00323dc9"/>
    </style:style>
    <style:style style:name="P45" style:family="paragraph" style:parent-style-name="Text_20_body" style:list-style-name="L5">
      <style:paragraph-properties fo:line-height="150%" fo:text-align="justify" style:justify-single-word="false"/>
      <style:text-properties officeooo:rsid="00323dc9" officeooo:paragraph-rsid="00339c71"/>
    </style:style>
    <style:style style:name="P46" style:family="paragraph" style:parent-style-name="Text_20_body" style:list-style-name="L5">
      <style:paragraph-properties fo:line-height="150%" fo:text-align="justify" style:justify-single-word="false"/>
      <style:text-properties officeooo:rsid="0033d50c" officeooo:paragraph-rsid="00344071"/>
    </style:style>
    <style:style style:name="P47" style:family="paragraph" style:parent-style-name="Text_20_body" style:list-style-name="L5">
      <style:paragraph-properties fo:line-height="150%" fo:text-align="justify" style:justify-single-word="false"/>
      <style:text-properties officeooo:rsid="00344071" officeooo:paragraph-rsid="00344071"/>
    </style:style>
    <style:style style:name="P48" style:family="paragraph" style:parent-style-name="Text_20_body" style:list-style-name="L6">
      <style:text-properties fo:font-weight="normal" officeooo:rsid="003684b7" officeooo:paragraph-rsid="003684b7" style:font-weight-asian="normal" style:font-weight-complex="normal"/>
    </style:style>
    <style:style style:name="P49" style:family="paragraph" style:parent-style-name="Text_20_body" style:list-style-name="L6">
      <style:text-properties fo:font-weight="normal" officeooo:rsid="00377609" officeooo:paragraph-rsid="00377609" style:font-weight-asian="normal" style:font-weight-complex="normal"/>
    </style:style>
    <style:style style:name="P50" style:family="paragraph" style:parent-style-name="Text_20_body" style:list-style-name="L6">
      <style:text-properties fo:font-weight="normal" officeooo:rsid="00396698" officeooo:paragraph-rsid="00396698" style:font-weight-asian="normal" style:font-weight-complex="normal"/>
    </style:style>
    <style:style style:name="P51" style:family="paragraph" style:parent-style-name="Text_20_body" style:list-style-name="L6">
      <style:text-properties fo:font-weight="normal" officeooo:rsid="0039c482" officeooo:paragraph-rsid="0039c482" style:font-weight-asian="normal" style:font-weight-complex="normal"/>
    </style:style>
    <style:style style:name="P52" style:family="paragraph" style:parent-style-name="Text_20_body" style:list-style-name="L7">
      <style:text-properties fo:font-weight="normal" officeooo:rsid="003a487a" officeooo:paragraph-rsid="003a487a" style:font-weight-asian="normal" style:font-weight-complex="normal"/>
    </style:style>
    <style:style style:name="P53" style:family="paragraph" style:parent-style-name="Text_20_body" style:list-style-name="L7">
      <style:paragraph-properties fo:line-height="150%" fo:text-align="justify" style:justify-single-word="false"/>
      <style:text-properties fo:font-weight="normal" officeooo:rsid="00323dc9" officeooo:paragraph-rsid="003c1261" style:font-weight-asian="normal" style:font-weight-complex="normal"/>
    </style:style>
    <style:style style:name="P54" style:family="paragraph" style:parent-style-name="Text_20_body" style:list-style-name="L7">
      <style:paragraph-properties fo:line-height="150%" fo:text-align="justify" style:justify-single-word="false"/>
      <style:text-properties fo:font-weight="normal" officeooo:rsid="00323dc9" officeooo:paragraph-rsid="003e1552" style:font-weight-asian="normal" style:font-weight-complex="normal"/>
    </style:style>
    <style:style style:name="P55" style:family="paragraph" style:parent-style-name="Text_20_body" style:list-style-name="L8">
      <style:text-properties fo:font-size="12pt" officeooo:rsid="0045a821" officeooo:paragraph-rsid="00466951" style:font-size-asian="10.5pt" style:font-size-complex="12pt"/>
    </style:style>
    <style:style style:name="P56" style:family="paragraph" style:parent-style-name="Text_20_body" style:list-style-name="L8">
      <style:text-properties fo:font-size="12pt" officeooo:rsid="00466951" officeooo:paragraph-rsid="00466951" style:font-size-asian="10.5pt" style:font-size-complex="12pt"/>
    </style:style>
    <style:style style:name="P57" style:family="paragraph" style:parent-style-name="Text_20_body" style:list-style-name="L8">
      <style:text-properties fo:font-size="12pt" officeooo:rsid="0047afdd" officeooo:paragraph-rsid="0047afdd" style:font-size-asian="10.5pt" style:font-size-complex="12pt"/>
    </style:style>
    <style:style style:name="P58" style:family="paragraph" style:parent-style-name="Text_20_body" style:list-style-name="L8">
      <style:text-properties fo:font-size="12pt" officeooo:paragraph-rsid="004965dd"/>
    </style:style>
    <style:style style:name="P59" style:family="paragraph" style:parent-style-name="Text_20_body" style:list-style-name="L8">
      <style:text-properties fo:font-size="12pt" officeooo:paragraph-rsid="004986db"/>
    </style:style>
    <style:style style:name="P60" style:family="paragraph" style:parent-style-name="Text_20_body" style:list-style-name="L8">
      <style:text-properties fo:font-size="12pt" officeooo:rsid="004986db" officeooo:paragraph-rsid="004986db"/>
    </style:style>
    <style:style style:name="P61" style:family="paragraph" style:parent-style-name="Text_20_body" style:list-style-name="L8">
      <style:text-properties fo:font-size="12pt" officeooo:rsid="004b7e8d" officeooo:paragraph-rsid="004d2afd"/>
    </style:style>
    <style:style style:name="P62" style:family="paragraph" style:parent-style-name="Text_20_body" style:list-style-name="L8">
      <style:text-properties fo:font-size="12pt" officeooo:rsid="004dcee8" officeooo:paragraph-rsid="004dcee8"/>
    </style:style>
    <style:style style:name="P63" style:family="paragraph" style:parent-style-name="Text_20_body" style:list-style-name="L8">
      <style:text-properties style:use-window-font-color="true" style:font-name="Arial" fo:font-size="13pt" fo:font-weight="normal" officeooo:rsid="004965dd" officeooo:paragraph-rsid="004965dd" fo:background-color="transparent" style:font-size-asian="13pt" style:font-weight-asian="normal" style:font-size-complex="13pt" style:font-weight-complex="normal"/>
    </style:style>
    <style:style style:name="P64" style:family="paragraph" style:parent-style-name="Text_20_body" style:list-style-name="L8">
      <style:text-properties style:use-window-font-color="true" style:font-name="Arial" fo:font-size="13pt" fo:font-weight="normal" officeooo:rsid="004b7e8d" officeooo:paragraph-rsid="004b7e8d" fo:background-color="transparent" style:font-size-asian="13pt" style:font-weight-asian="normal" style:font-size-complex="13pt" style:font-weight-complex="normal"/>
    </style:style>
    <style:style style:name="P65" style:family="paragraph" style:parent-style-name="Text_20_body" style:list-style-name="L8">
      <style:text-properties style:use-window-font-color="true" style:font-name="Arial" fo:font-size="13pt" fo:font-weight="normal" officeooo:rsid="004d2afd" officeooo:paragraph-rsid="004d2afd" fo:background-color="transparent" style:font-size-asian="13pt" style:font-weight-asian="normal" style:font-size-complex="13pt" style:font-weight-complex="normal"/>
    </style:style>
    <style:style style:name="P66" style:family="paragraph" style:parent-style-name="Text_20_body" style:list-style-name="L8">
      <style:text-properties style:use-window-font-color="true" style:font-name="Arial" fo:font-size="13pt" fo:font-weight="normal" officeooo:rsid="004dcee8" officeooo:paragraph-rsid="004dcee8" fo:background-color="transparent" style:font-size-asian="13pt" style:font-weight-asian="normal" style:font-size-complex="13pt" style:font-weight-complex="normal"/>
    </style:style>
    <style:style style:name="P67" style:family="paragraph" style:parent-style-name="Heading_20_1">
      <style:text-properties style:font-name="Arial" fo:font-size="14pt" style:font-size-asian="14pt" style:font-size-complex="14pt"/>
    </style:style>
    <style:style style:name="P68" style:family="paragraph" style:parent-style-name="Heading_20_1">
      <style:paragraph-properties fo:line-height="150%" fo:text-align="justify" style:justify-single-word="false"/>
      <style:text-properties style:font-name="Arial" fo:font-size="14pt" style:font-size-asian="14pt" style:font-size-complex="14pt"/>
    </style:style>
    <style:style style:name="P69" style:family="paragraph" style:parent-style-name="Heading_20_1">
      <style:paragraph-properties fo:line-height="150%" fo:text-align="justify" style:justify-single-word="false"/>
      <style:text-properties style:font-name="Arial" fo:font-size="14pt" officeooo:paragraph-rsid="0023be98" style:font-size-asian="14pt" style:font-size-complex="14pt"/>
    </style:style>
    <style:style style:name="P70" style:family="paragraph" style:parent-style-name="Heading_20_1" style:list-style-name="">
      <style:text-properties style:font-name="Arial" fo:font-size="14pt" style:font-size-asian="14pt" style:font-size-complex="14pt"/>
    </style:style>
    <style:style style:name="P71" style:family="paragraph" style:parent-style-name="Heading_20_1">
      <style:text-properties officeooo:paragraph-rsid="002a2279"/>
    </style:style>
    <style:style style:name="P7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Heading_20_1">
      <style:paragraph-properties fo:line-height="150%" fo:text-align="justify" style:justify-single-word="false" fo:break-before="page"/>
      <style:text-properties style:font-name="Arial" fo:font-size="14pt" officeooo:rsid="00145a6f" style:font-size-asian="14pt" style:font-size-complex="14pt"/>
    </style:style>
    <style:style style:name="P74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75" style:family="paragraph" style:parent-style-name="Heading_20_1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3aee7"/>
    </style:style>
    <style:style style:name="T2" style:family="text">
      <style:text-properties officeooo:rsid="00140ce7"/>
    </style:style>
    <style:style style:name="T3" style:family="text">
      <style:text-properties officeooo:rsid="00145a6f"/>
    </style:style>
    <style:style style:name="T4" style:family="text">
      <style:text-properties officeooo:rsid="0015998f"/>
    </style:style>
    <style:style style:name="T5" style:family="text">
      <style:text-properties officeooo:rsid="00168ccf"/>
    </style:style>
    <style:style style:name="T6" style:family="text">
      <style:text-properties officeooo:rsid="001782f3"/>
    </style:style>
    <style:style style:name="T7" style:family="text">
      <style:text-properties officeooo:rsid="0018bf47"/>
    </style:style>
    <style:style style:name="T8" style:family="text">
      <style:text-properties officeooo:rsid="00196cad"/>
    </style:style>
    <style:style style:name="T9" style:family="text">
      <style:text-properties officeooo:rsid="001e250e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style:font-name="Arial" fo:font-size="14pt" fo:letter-spacing="normal" fo:font-style="normal" fo:font-weight="bold" officeooo:rsid="001fabd2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style:font-name="Arial" fo:font-size="14pt" fo:letter-spacing="normal" fo:font-style="normal" fo:font-weight="bold" officeooo:rsid="00275b5f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use-window-font-color="true" style:font-name="Arial" fo:font-size="13pt" fo:letter-spacing="normal" fo:font-style="normal" fo:font-weight="normal" officeooo:rsid="001fabd2" fo:background-color="transparent" loext:char-shading-value="0" style:font-size-asian="13pt" style:font-size-complex="13pt"/>
    </style:style>
    <style:style style:name="T14" style:family="text">
      <style:text-properties fo:font-variant="normal" fo:text-transform="none" style:use-window-font-color="true" style:font-name="Arial" fo:font-size="13pt" fo:letter-spacing="normal" fo:font-style="normal" fo:font-weight="normal" officeooo:rsid="0021d884" fo:background-color="transparent" loext:char-shading-value="0" style:font-size-asian="13pt" style:font-size-complex="13pt"/>
    </style:style>
    <style:style style:name="T15" style:family="text">
      <style:text-properties fo:font-variant="normal" fo:text-transform="none" style:use-window-font-color="true" style:font-name="Arial" fo:font-size="13pt" fo:letter-spacing="normal" fo:font-style="normal" fo:font-weight="normal" officeooo:rsid="0023be98" fo:background-color="transparent" loext:char-shading-value="0" style:font-size-asian="13pt" style:font-size-complex="13pt"/>
    </style:style>
    <style:style style:name="T16" style:family="text">
      <style:text-properties fo:font-variant="normal" fo:text-transform="none" style:use-window-font-color="true" style:font-name="Arial" fo:font-size="13pt" fo:letter-spacing="normal" fo:font-style="normal" fo:font-weight="normal" officeooo:rsid="00274f84" fo:background-color="transparent" loext:char-shading-value="0" style:font-size-asian="13pt" style:font-size-complex="13pt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3pt" fo:letter-spacing="normal" fo:font-style="normal" style:text-underline-style="none" fo:font-weight="normal" officeooo:rsid="0021d884" style:text-blinking="false" fo:background-color="transparent" loext:char-shading-value="0" style:font-size-asian="13pt" style:font-size-complex="13pt"/>
    </style:style>
    <style:style style:name="T18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1fabd2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4b6b"/>
    </style:style>
    <style:style style:name="T20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style:use-window-font-color="true" fo:letter-spacing="normal" fo:font-style="normal" fo:font-weight="normal" officeooo:rsid="001f939b" fo:background-color="transparent" loext:char-shading-value="0"/>
    </style:style>
    <style:style style:name="T22" style:family="text">
      <style:text-properties fo:font-variant="normal" fo:text-transform="none" style:use-window-font-color="true" fo:letter-spacing="normal" fo:font-style="normal" fo:font-weight="normal" officeooo:rsid="001fabd2" fo:background-color="transparent" loext:char-shading-value="0"/>
    </style:style>
    <style:style style:name="T23" style:family="text">
      <style:text-properties fo:font-variant="normal" fo:text-transform="none" style:use-window-font-color="true" fo:letter-spacing="normal" fo:font-style="normal" fo:font-weight="normal" officeooo:rsid="002189c8" fo:background-color="transparent" loext:char-shading-value="0"/>
    </style:style>
    <style:style style:name="T24" style:family="text">
      <style:text-properties officeooo:rsid="001fabd2"/>
    </style:style>
    <style:style style:name="T25" style:family="text">
      <style:text-properties officeooo:rsid="002a2279"/>
    </style:style>
    <style:style style:name="T26" style:family="text">
      <style:text-properties style:font-name="Arial"/>
    </style:style>
    <style:style style:name="T27" style:family="text">
      <style:text-properties style:font-name="Arial" fo:font-size="14pt" style:font-size-asian="14pt" style:font-size-complex="14pt"/>
    </style:style>
    <style:style style:name="T28" style:family="text">
      <style:text-properties style:font-name="Arial" fo:font-size="14pt" officeooo:rsid="001e250e" style:font-size-asian="14pt" style:font-size-complex="14pt"/>
    </style:style>
    <style:style style:name="T2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Arial" fo:font-size="13pt" style:font-size-asian="13pt" style:font-size-complex="13pt"/>
    </style:style>
    <style:style style:name="T31" style:family="text">
      <style:text-properties style:font-name="Arial" fo:font-size="13pt" officeooo:rsid="001e250e" style:font-size-asian="13pt" style:font-size-complex="13pt"/>
    </style:style>
    <style:style style:name="T32" style:family="text">
      <style:text-properties style:font-name="Arial" fo:font-size="13pt" officeooo:rsid="0037ab27" style:font-size-asian="13pt" style:font-size-complex="13pt"/>
    </style:style>
    <style:style style:name="T33" style:family="text">
      <style:text-properties style:font-name="Arial" fo:font-size="13pt" officeooo:rsid="001fabd2" style:font-size-asian="13pt" style:font-size-complex="13pt"/>
    </style:style>
    <style:style style:name="T34" style:family="text">
      <style:text-properties style:font-name="Arial" fo:font-size="13pt" officeooo:rsid="00377609" style:font-size-asian="13pt" style:font-size-complex="13pt"/>
    </style:style>
    <style:style style:name="T35" style:family="text">
      <style:text-properties style:font-name="Arial" fo:font-size="13pt" officeooo:rsid="00308c7b" style:font-size-asian="13pt" style:font-size-complex="13pt"/>
    </style:style>
    <style:style style:name="T36" style:family="text">
      <style:text-properties style:font-name="Arial" fo:font-size="13pt" officeooo:rsid="003c1261" style:font-size-asian="13pt" style:font-size-complex="13pt"/>
    </style:style>
    <style:style style:name="T37" style:family="text">
      <style:text-properties style:font-name="Arial" fo:font-size="13pt" officeooo:rsid="003dc5d6" style:font-size-asian="13pt" style:font-size-complex="13pt"/>
    </style:style>
    <style:style style:name="T38" style:family="text">
      <style:text-properties style:font-name="Arial" fo:font-size="13pt" officeooo:rsid="003e1552" style:font-size-asian="13pt" style:font-size-complex="13pt"/>
    </style:style>
    <style:style style:name="T39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0" style:family="text">
      <style:text-properties style:font-name="Arial" fo:font-size="13pt" fo:font-weight="bold" officeooo:rsid="00466951" style:font-size-asian="13pt" style:font-weight-asian="bold" style:font-size-complex="13pt" style:font-weight-complex="bold"/>
    </style:style>
    <style:style style:name="T41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42" style:family="text">
      <style:text-properties style:font-name="Arial" fo:font-size="13pt" fo:font-weight="normal" officeooo:rsid="001fabd2" style:font-size-asian="13pt" style:font-weight-asian="normal" style:font-size-complex="13pt" style:font-weight-complex="normal"/>
    </style:style>
    <style:style style:name="T43" style:family="text">
      <style:text-properties style:font-name="Arial" fo:font-size="13pt" fo:font-weight="normal" officeooo:rsid="00308c7b" style:font-size-asian="13pt" style:font-weight-asian="normal" style:font-size-complex="13pt" style:font-weight-complex="normal"/>
    </style:style>
    <style:style style:name="T44" style:family="text">
      <style:text-properties style:font-name="Arial" fo:font-size="13pt" fo:font-weight="normal" officeooo:rsid="00323dc9" style:font-size-asian="13pt" style:font-weight-asian="normal" style:font-size-complex="13pt" style:font-weight-complex="normal"/>
    </style:style>
    <style:style style:name="T45" style:family="text">
      <style:text-properties style:font-name="Arial" fo:font-size="13pt" fo:font-weight="normal" officeooo:rsid="0033d50c" style:font-size-asian="13pt" style:font-weight-asian="normal" style:font-size-complex="13pt" style:font-weight-complex="normal"/>
    </style:style>
    <style:style style:name="T46" style:family="text">
      <style:text-properties style:font-name="Arial" fo:font-size="13pt" fo:font-weight="normal" officeooo:rsid="00344071" style:font-size-asian="13pt" style:font-weight-asian="normal" style:font-size-complex="13pt" style:font-weight-complex="normal"/>
    </style:style>
    <style:style style:name="T47" style:family="text">
      <style:text-properties style:font-name="Arial" fo:font-size="13pt" fo:font-weight="normal" officeooo:rsid="002a2279" style:font-size-asian="13pt" style:font-weight-asian="normal" style:font-size-complex="13pt" style:font-weight-complex="normal"/>
    </style:style>
    <style:style style:name="T48" style:family="text">
      <style:text-properties style:font-name="Arial" fo:font-size="13pt" fo:font-weight="normal" officeooo:rsid="00466951" style:font-size-asian="13pt" style:font-weight-asian="normal" style:font-size-complex="13pt" style:font-weight-complex="normal"/>
    </style:style>
    <style:style style:name="T49" style:family="text">
      <style:text-properties style:font-name="Arial" fo:font-size="13pt" fo:font-weight="normal" officeooo:rsid="0049564d" style:font-size-asian="13pt" style:font-weight-asian="normal" style:font-size-complex="13pt" style:font-weight-complex="normal"/>
    </style:style>
    <style:style style:name="T50" style:family="text">
      <style:text-properties style:font-name="Arial" officeooo:rsid="0033d50c"/>
    </style:style>
    <style:style style:name="T51" style:family="text">
      <style:text-properties style:font-name="Arial" officeooo:rsid="0036692d"/>
    </style:style>
    <style:style style:name="T52" style:family="text">
      <style:text-properties style:font-name="Arial" officeooo:rsid="001e250e"/>
    </style:style>
    <style:style style:name="T53" style:family="text">
      <style:text-properties style:font-name="Arial" officeooo:rsid="003a487a"/>
    </style:style>
    <style:style style:name="T54" style:family="text">
      <style:text-properties style:font-name="Arial" fo:font-weight="bold" style:font-weight-asian="bold" style:font-weight-complex="bold"/>
    </style:style>
    <style:style style:name="T55" style:family="text">
      <style:text-properties style:font-name="Arial" fo:font-weight="normal" style:font-weight-asian="normal" style:font-weight-complex="normal"/>
    </style:style>
    <style:style style:name="T56" style:family="text">
      <style:text-properties fo:font-weight="normal" officeooo:rsid="00308c7b" style:font-weight-asian="normal" style:font-weight-complex="normal"/>
    </style:style>
    <style:style style:name="T57" style:family="text">
      <style:text-properties fo:font-weight="normal" officeooo:rsid="00323dc9" style:font-weight-asian="normal" style:font-weight-complex="normal"/>
    </style:style>
    <style:style style:name="T58" style:family="text">
      <style:text-properties officeooo:rsid="00323dc9"/>
    </style:style>
    <style:style style:name="T59" style:family="text">
      <style:text-properties style:use-window-font-color="true" style:font-name="Arial" fo:font-weight="normal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style:use-window-font-color="true" style:font-name="Arial" fo:font-size="13pt" fo:font-weight="normal" fo:background-color="transparent" loext:char-shading-value="0" style:font-size-asian="13pt" style:font-weight-asian="normal" style:font-size-complex="13pt" style:font-weight-complex="normal"/>
    </style:style>
    <style:style style:name="T61" style:family="text">
      <style:text-properties style:use-window-font-color="true" style:font-name="Arial" fo:font-size="13pt" fo:font-weight="normal" officeooo:rsid="0049564d" fo:background-color="transparent" loext:char-shading-value="0" style:font-size-asian="13pt" style:font-weight-asian="normal" style:font-size-complex="13pt" style:font-weight-complex="normal"/>
    </style:style>
    <style:style style:name="T62" style:family="text">
      <style:text-properties style:use-window-font-color="true" style:font-name="Arial" fo:font-size="13pt" fo:font-weight="normal" officeooo:rsid="004965dd" fo:background-color="transparent" loext:char-shading-value="0" style:font-size-asian="13pt" style:font-weight-asian="normal" style:font-size-complex="13pt" style:font-weight-complex="normal"/>
    </style:style>
    <style:style style:name="T63" style:family="text">
      <style:text-properties style:use-window-font-color="true" style:font-name="Arial" fo:font-size="13pt" fo:font-weight="normal" officeooo:rsid="004986db" fo:background-color="transparent" loext:char-shading-value="0" style:font-size-asian="13pt" style:font-weight-asian="normal" style:font-size-complex="13pt" style:font-weight-complex="normal"/>
    </style:style>
    <style:style style:name="T64" style:family="text">
      <style:text-properties style:use-window-font-color="true" style:font-name="Arial" fo:font-size="13pt" fo:font-weight="normal" officeooo:rsid="004b7e8d" fo:background-color="transparent" loext:char-shading-value="0" style:font-size-asian="13pt" style:font-weight-asian="normal" style:font-size-complex="13pt" style:font-weight-complex="normal"/>
    </style:style>
    <style:style style:name="T65" style:family="text">
      <style:text-properties style:use-window-font-color="true" style:font-name="Arial" fo:font-size="13pt" fo:font-weight="normal" officeooo:rsid="004d2afd" fo:background-color="transparent" loext:char-shading-value="0" style:font-size-asian="13pt" style:font-weight-asian="normal" style:font-size-complex="13pt" style:font-weight-complex="normal"/>
    </style:style>
    <style:style style:name="T66" style:family="text">
      <style:text-properties style:use-window-font-color="true" style:font-name="Arial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67" style:family="text">
      <style:text-properties style:use-window-font-color="true" style:font-name="Arial" fo:background-color="transparent" loext:char-shading-value="0"/>
    </style:style>
    <style:style style:name="T68" style:family="text">
      <style:text-properties style:use-window-font-color="true" style:font-name="Arial" officeooo:rsid="004b7e8d" fo:background-color="transparent" loext:char-shading-value="0"/>
    </style:style>
    <style:style style:name="T69" style:family="text">
      <style:text-properties officeooo:rsid="004fbbaa"/>
    </style:style>
    <style:style style:name="T70" style:family="text">
      <style:text-properties officeooo:rsid="00528cd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DE EDUCAÇÃO CIÊNCIA E TECNOLOGIA BAIANO - CAMPUS GUANAMBI</text:p>
      <text:p text:style-name="P4"/>
      <text:p text:style-name="P4"/>
      <text:p text:style-name="P4"/>
      <text:p text:style-name="P4"/>
      <text:p text:style-name="P4"/>
      <text:p text:style-name="P4"/>
      <text:p text:style-name="P4">GABRIEL SOARES ROCHA</text:p>
      <text:p text:style-name="P4"/>
      <text:p text:style-name="P4"/>
      <text:p text:style-name="P4"/>
      <text:p text:style-name="P4"/>
      <text:p text:style-name="P4">E-BOOK <text:span text:style-name="T4">AUXILIADOR </text:span>PSW</text:p>
      <text:p text:style-name="P6">VOL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UANAMBI-BA</text:p>
      <text:p text:style-name="P4">2019</text:p>
      <text:p text:style-name="P10"><text:span text:style-name="T3">G</text:span>ABRIEL SOARES ROCHA</text:p>
      <text:p text:style-name="P5"/>
      <text:p text:style-name="P5"/>
      <text:p text:style-name="P5"/>
      <text:p text:style-name="P5"/>
      <text:p text:style-name="P5"/>
      <text:p text:style-name="P5"/>
      <text:p text:style-name="P3">E-BOOK PSW</text:p>
      <text:p text:style-name="P6">VOL 1</text:p>
      <text:p text:style-name="P3"/>
      <text:p text:style-name="P3"/>
      <text:p text:style-name="P3"/>
      <text:p text:style-name="P3"/>
      <text:p text:style-name="P3"/>
      <text:p text:style-name="P7">Feito unicamente na intenção de <text:span text:style-name="T5">ajudá-los</text:span>(las) na disciplina de Programação de Sistemas Web do prof. Cleyt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GUANAMBI-BA</text:p>
      <text:p text:style-name="P13">2019</text:p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1">SUMÁRIO</text:p>
          </text:index-title>
          <text:p text:style-name="P14"><text:a xlink:type="simple" xlink:href="#__RefHeading___Toc108_3402355748" text:style-name="Index_20_Link" text:visited-style-name="Index_20_Link">1. Lista de passos para as primeiras criações e instalações:<text:tab/>4</text:a></text:p>
          <text:p text:style-name="P14"><text:a xlink:type="simple" xlink:href="#__RefHeading___Toc110_3402355748" text:style-name="Index_20_Link" text:visited-style-name="Index_20_Link">2. Criação de uma página simples com o flask:<text:tab/>4</text:a></text:p>
          <text:p text:style-name="P14"><text:a xlink:type="simple" xlink:href="#__RefHeading___Toc224_2598540970" text:style-name="Index_20_Link" text:visited-style-name="Index_20_Link">3. Programas a serem instalados:<text:tab/>5</text:a></text:p>
          <text:p text:style-name="P14"><text:a xlink:type="simple" xlink:href="#__RefHeading___Toc270_2598540970" text:style-name="Index_20_Link" text:visited-style-name="Index_20_Link">4. </text:a><text:a xlink:type="simple" xlink:href="#__RefHeading___Toc270_2598540970" text:style-name="Index_20_Link" text:visited-style-name="Index_20_Link">Lista de comandos para Linux:</text:a><text:a xlink:type="simple" xlink:href="#__RefHeading___Toc270_2598540970" text:style-name="Index_20_Link" text:visited-style-name="Index_20_Link"><text:tab/>6</text:a></text:p>
          <text:p text:style-name="P14"><text:a xlink:type="simple" xlink:href="#__RefHeading___Toc334_531353837" text:style-name="Index_20_Link" text:visited-style-name="Index_20_Link">5. Browser – Banco de Dados:<text:tab/>6</text:a></text:p>
          <text:p text:style-name="P14"><text:a xlink:type="simple" xlink:href="#__RefHeading___Toc383_531353837" text:style-name="Index_20_Link" text:visited-style-name="Index_20_Link">6. Criando um banco com o flask-sqlalchemy:<text:tab/>7</text:a></text:p>
          <text:p text:style-name="P14"><text:a xlink:type="simple" xlink:href="#__RefHeading___Toc442_531353837" text:style-name="Index_20_Link" text:visited-style-name="Index_20_Link">7. Templates:<text:tab/>8</text:a></text:p>
          <text:p text:style-name="P14"><text:a xlink:type="simple" xlink:href="#__RefHeading___Toc1241_2138156944" text:style-name="Index_20_Link" text:visited-style-name="Index_20_Link">8. Criando o Blog (simples):<text:tab/>8</text:a></text:p>
          <text:p text:style-name="P14"><text:a xlink:type="simple" xlink:href="#__RefHeading___Toc730_579922763" text:style-name="Index_20_Link" text:visited-style-name="Index_20_Link">9. Anexos:<text:tab/>10</text:a></text:p>
        </text:index-body>
      </text:table-of-content>
      <text:p text:style-name="P12"/>
      <text:h text:style-name="P73" text:outline-level="1"><text:bookmark-start text:name="__RefHeading___Toc108_3402355748"/>1. Lista de passos para as primeiras <text:span text:style-name="T9">criações e </text:span>instalações:<text:bookmark-end text:name="__RefHeading___Toc108_3402355748"/></text:h>
      <text:list xml:id="list2521125302" text:style-name="L1">
        <text:list-header>
          <text:p text:style-name="P15"/>
        </text:list-header>
        <text:list-item>
          <text:p text:style-name="P15">Criar um diretório com seu nome <text:span text:style-name="T3">para trabalhar o projeto</text:span>;</text:p>
        </text:list-item>
        <text:list-item>
          <text:p text:style-name="P15">Dentro dele abra o terminal e digite “sudo apt install virtualenv” <text:span text:style-name="T3">para instalar a “virtualenv” caso não tenha</text:span>;</text:p>
        </text:list-item>
        <text:list-item>
          <text:p text:style-name="P15">Logo após digite “virtualenv -p python3 env” <text:span text:style-name="T1">para criar uma MV(Máquina Virtual)</text:span>;</text:p>
          <text:list>
            <text:list-item>
              <text:p text:style-name="P15"><text:span text:style-name="T1">nomes padrões “</text:span>env” ou “venv”;</text:p>
            </text:list-item>
          </text:list>
        </text:list-item>
        <text:list-item>
          <text:p text:style-name="P16">Criada a MV, ative-a com o comando “source env/bin/activate”, <text:span text:style-name="T6">assim você terá ela pronta para uso</text:span>;</text:p>
          <text:list>
            <text:list-item>
              <text:p text:style-name="P16">Ou o nome que você deu a MV, no caso acima “env”;</text:p>
            </text:list-item>
          </text:list>
        </text:list-item>
        <text:list-item>
          <text:p text:style-name="P16">Depois você irá instalar o FLASK(mini framework<text:span text:style-name="T2">), com este comando “pip install flask” dentro da env ativada;</text:span></text:p>
          <text:list>
            <text:list-item>
              <text:p text:style-name="P17">Para conferir a instalação digite “pip freeze”;</text:p>
            </text:list-item>
          </text:list>
        </text:list-item>
        <text:list-item>
          <text:p text:style-name="P18">E para desativar a env use o comando “deactivate”.</text:p>
        </text:list-item>
      </text:list>
      <text:p text:style-name="P2"/>
      <text:h text:style-name="P68" text:outline-level="1"><text:bookmark-start text:name="__RefHeading___Toc110_3402355748"/>2. Criação de <text:span text:style-name="T9">uma </text:span>página simples com o flask:<text:bookmark-end text:name="__RefHeading___Toc110_3402355748"/></text:h>
      <text:p text:style-name="P9"/>
      <text:list xml:id="list153918503" text:style-name="L2">
        <text:list-item>
          <text:p text:style-name="P19">Abra um editor de texto, do próprio Linux ou um programa com os mesmos fins;</text:p>
        </text:list-item>
        <text:list-item>
          <text:p text:style-name="P20">Agora você irá construir a estrutura da página com códigos em python, salvando o arquivo como <text:span text:style-name="T7">o nome que </text:span>quiser, <text:span text:style-name="T7">com a extenção “.py”;</text:span></text:p>
          <text:list>
            <text:list-item>
              <text:p text:style-name="P20"><text:span text:style-name="T7">P</text:span>adrão <text:span text:style-name="T7">de nome </text:span>-”<text:span text:style-name="T70">app</text:span>.py”;</text:p>
            </text:list-item>
            <text:list-item>
              <text:p text:style-name="P21"><text:span text:style-name="T56">V</text:span><text:span text:style-name="T57">isualizar (Anexo_1)</text:span><text:span text:style-name="T58">;</text:span></text:p>
            </text:list-item>
          </text:list>
        </text:list-item>
        <text:list-item>
          <text:p text:style-name="P19"><text:soft-page-break/><text:s/><text:span text:style-name="T8">Feito isso, no terminal dentro da env, se você fez todo direito digite python3 e o nome do seu arquivo.py, ex: “python3 site.py”;</text:span></text:p>
        </text:list-item>
        <text:list-item>
          <text:p text:style-name="P22">Como esse comando será gerado um link, com o botão esquerdo click nele e escolha a opção “abir link” e sua página logo será aberta.</text:p>
        </text:list-item>
      </text:list>
      <text:h text:style-name="P69" text:outline-level="1"><text:bookmark-start text:name="__RefHeading___Toc224_2598540970"/>3. Programas a serem instalados:<text:bookmark-end text:name="__RefHeading___Toc224_2598540970"/></text:h>
      <text:p text:style-name="P9"/>
      <text:list xml:id="list486421498" text:style-name="L3">
        <text:list-item>
          <text:p text:style-name="P23">Abra o terminal, de preferência em sua pasta (a criada para o projeto com o seu nome);</text:p>
        </text:list-item>
        <text:list-item>
          <text:p text:style-name="P23">Agora com os seguintes comandos instale os programas;</text:p>
          <text:list>
            <text:list-item>
              <text:p text:style-name="P25"><text:span text:style-name="T9">“sudo apt install sqlite3” - </text:span><text:span text:style-name="T20">SQLite é uma biblioteca em </text:span><text:span text:style-name="T18">linguagem C </text:span><text:span text:style-name="T20">que implementa um </text:span><text:span text:style-name="T18">banco de dados SQL </text:span><text:span text:style-name="T20">embutido. Programas que usam a biblioteca SQLite podem ter acesso a </text:span><text:span text:style-name="T21">b</text:span><text:span text:style-name="T18">anco de dados </text:span><text:span text:style-name="T20">SQL sem executar um processo </text:span><text:span text:style-name="T18">SGBD </text:span><text:span text:style-name="T20">separado, </text:span><text:span text:style-name="T21">segundo o Wikipédia</text:span><text:span text:style-name="T9">;</text:span></text:p>
            </text:list-item>
            <text:list-item>
              <text:p text:style-name="P23">“sudo apt install sqlitebrowser” - É <text:span text:style-name="T24">o programa executável que se acessa ao procurá-lo em atividades e digitar “DB Browser for SQLite”</text:span>;</text:p>
            </text:list-item>
            <text:list-item>
              <text:p text:style-name="P24">“<text:span text:style-name="T25">sudo snep install code</text:span>” - <text:span text:style-name="T25">com este você instala o Virtaul Studio Code, coso não funcione tente “sudo snep install code --classic”;</text:span></text:p>
            </text:list-item>
            <text:list-item>
              <text:p text:style-name="P26"><text:span text:style-name="T9">“pip install flask-sqlalchemy” - Este será instalado na env ativada. </text:span><text:span text:style-name="T22">O Flask-SQLAlchemy é uma extensão do </text:span><text:span text:style-name="T19">Flask </text:span><text:span text:style-name="T22">que adiciona suporte ao </text:span><text:span text:style-name="T19">SQLAlchemy </text:span><text:span text:style-name="T22">ao seu aplicativo. O objetivo é simplificar o uso do SQLAlchemy com Flask, fornecendo padrões úteis e auxiliares extras que facilitam a realização de tarefas comuns, </text:span><text:span text:style-name="T23">segundo o site documental oficial do <text:s/></text:span><text:span text:style-name="T22">flask-sqlalchemy;</text:span></text:p>
            </text:list-item>
            <text:list-item>
              <text:p text:style-name="P39"><text:span text:style-name="T13">“</text:span><text:span text:style-name="T14">pip install ipython” - Assim como o comando acima este também é dentro da env. Ipython é um interpretador interativo para várias linguagens de </text:span><text:soft-page-break/><text:span text:style-name="T14">programação, mas especialmente focado em </text:span><text:span text:style-name="T17">Python</text:span><text:span text:style-name="T14">. Ipython oferece "type introspection", "rich media", sintax shell, completação por tab e edição auxiliada por histórico de comando, </text:span><text:span text:style-name="T15">segundo o Wikipédia sobre o ipython, </text:span><text:span text:style-name="T16">e para usá-lo basta digitar “ipython” e para sair “exit”, na env.</text:span></text:p>
            </text:list-item>
          </text:list>
        </text:list-item>
      </text:list>
      <text:h text:style-name="P71" text:outline-level="1"><text:bookmark-start text:name="__RefHeading___Toc270_2598540970"/><text:span text:style-name="T11">4. </text:span><text:span text:style-name="T12">Lista de comandos para Linux:</text:span><text:bookmark-end text:name="__RefHeading___Toc270_2598540970"/></text:h>
      <text:list xml:id="list2980598816" text:style-name="L4">
        <text:list-item>
          <text:p text:style-name="P40"><text:span text:style-name="T10">Guia_de_500_comandos_Linux. Disponível em: &lt;</text:span><text:a xlink:type="simple" xlink:href="https://www.linuxpro.com.br/dl/guia_500_comandos_Linux.pdf" text:style-name="Internet_20_link" text:visited-style-name="Visited_20_Internet_20_Link">https://www.linuxpro.com.br/dl/guia_500_comandos_Linux.pdf</text:a><text:span text:style-name="T10">&gt;. Acesso em: 13 de set. 2019.</text:span></text:p>
        </text:list-item>
        <text:list-item>
          <text:p text:style-name="P41">Com este guia você poderá aprender alguns comandos que podem lhe ser útil na hora de programar.</text:p>
        </text:list-item>
      </text:list>
      <text:h text:style-name="P68" text:outline-level="1"><text:bookmark-start text:name="__RefHeading___Toc334_531353837"/>5. Browser – Banco de Dados:<text:bookmark-end text:name="__RefHeading___Toc334_531353837"/></text:h>
      <text:list xml:id="list840040160" text:style-name="L5">
        <text:list-item>
          <text:p text:style-name="P42"><text:span text:style-name="T27">Após a instalação do “</text:span><text:span text:style-name="T31">sqlite3” </text:span><text:span text:style-name="T30">e do “</text:span><text:span text:style-name="T31">sqlitebrowser</text:span><text:span text:style-name="T30">” com os comandos que você viu nos conteúdos </text:span><text:span text:style-name="T39">3.2.1</text:span><text:span text:style-name="T30"> e </text:span><text:span text:style-name="T39">3.2.2</text:span><text:span text:style-name="T41">, iremos a sua utilização;</text:span></text:p>
        </text:list-item>
        <text:list-item>
          <text:p text:style-name="P43"><text:span text:style-name="T41">Primeiramente abra o programa “</text:span><text:span text:style-name="T42">DB Browser for SQLite</text:span><text:span text:style-name="T41">” ao digitá-lo em “Atividades”. </text:span><text:span text:style-name="T43">No programa aberto vá em “Novo banco de bados”, depois escolha um diretório pra salv</text:span><text:span text:style-name="T44">á-lo, </text:span><text:span text:style-name="T43">com um nome e a extensão ”.db”;</text:span></text:p>
          <text:list>
            <text:list-item>
              <text:p text:style-name="P27">Exemplo, “meuBanco.db”;</text:p>
            </text:list-item>
            <text:list-item>
              <text:p text:style-name="P44"><text:span text:style-name="T43">V</text:span><text:span text:style-name="T41">isualizar (Anexo_2);</text:span></text:p>
            </text:list-item>
          </text:list>
        </text:list-item>
        <text:list-item>
          <text:p text:style-name="P43"><text:span text:style-name="T43"><text:s/></text:span><text:span text:style-name="T44">Feito isso, abrirá uma tela na qual você irá defini um nome para sua tabela (Anexo_3);</text:span></text:p>
          <text:list>
            <text:list-item>
              <text:p text:style-name="P28">exemplo (Anexo_4);</text:p>
            </text:list-item>
          </text:list>
        </text:list-item>
        <text:list-item>
          <text:p text:style-name="P29">Depois você irá em “Adicionar campo”, que adicionará um atributo a tabela criada, na qual pode-se alterar o nome, tipo(interger, text, blob, real e numeric), além das opções Não nulo, PK(Primary Key), Al(automático) e U(Único);</text:p>
          <text:list>
            <text:list-item>
              <text:p text:style-name="P45"><text:soft-page-break/><text:span text:style-name="T43">V</text:span><text:span text:style-name="T41">isualizar (Anexo_</text:span><text:span text:style-name="T45">5</text:span><text:span text:style-name="T41">);</text:span></text:p>
            </text:list-item>
            <text:list-item>
              <text:p text:style-name="P30">Exemplo (Anexo_6);</text:p>
            </text:list-item>
          </text:list>
        </text:list-item>
        <text:list-item>
          <text:p text:style-name="P46"><text:span text:style-name="T41">Feito os campos, selecione a tabela criada (Anexo_7), e vá em “Navegar dados”, nessa área pode-se atribuir valores aos campus criados (Anexo_</text:span><text:span text:style-name="T46">8</text:span><text:span text:style-name="T41">);</text:span></text:p>
          <text:list>
            <text:list-item>
              <text:p text:style-name="P47"><text:span text:style-name="T41">exemplo </text:span><text:span text:style-name="T45">(Anexo_</text:span><text:span text:style-name="T41">9</text:span><text:span text:style-name="T45">);</text:span></text:p>
            </text:list-item>
          </text:list>
        </text:list-item>
      </text:list>
      <text:h text:style-name="P72" text:outline-level="1"><text:bookmark-start text:name="__RefHeading___Toc383_531353837"/><text:span text:style-name="T50">6. </text:span><text:span text:style-name="T51">Criando um banco com o f</text:span><text:span text:style-name="T52">lask-sqlalchemy:</text:span><text:bookmark-end text:name="__RefHeading___Toc383_531353837"/></text:h>
      <text:list xml:id="list2931558788" text:style-name="L6">
        <text:list-item>
          <text:p text:style-name="P48"><text:span text:style-name="T28">P</text:span><text:span text:style-name="T27">ara esse processo você precisará já ter instalado todos programas do item </text:span><text:span text:style-name="T29">3</text:span><text:span text:style-name="T27">, e ter a sua env;</text:span></text:p>
        </text:list-item>
        <text:list-item>
          <text:p text:style-name="P49"><text:span text:style-name="T27">No diretório que contém sua </text:span><text:span text:style-name="T29">env </text:span><text:span text:style-name="T30">crie um arquivo “.py” com um editor de texto co</text:span><text:span text:style-name="T32">ntendo</text:span><text:span text:style-name="T30"> os seguintes códigos, visualizar(Anexo_10);</text:span></text:p>
          <text:list>
            <text:list-item>
              <text:p text:style-name="P31">exemplo “DataBase.py”;</text:p>
            </text:list-item>
          </text:list>
        </text:list-item>
        <text:list-item>
          <text:p text:style-name="P31">Depois abrir no terminal a sua env , ative-a. Acesse o “ipython” e insira os dados comandos;</text:p>
          <text:list>
            <text:list-item>
              <text:p text:style-name="P31">from “nome_do_arq.py” import db;</text:p>
              <text:list>
                <text:list-item>
                  <text:p text:style-name="P31">ex: from DataBase.py import db;</text:p>
                </text:list-item>
              </text:list>
            </text:list-item>
            <text:list-item>
              <text:p text:style-name="P31">Repita o primeiro - “from “nome_do_arq.py” import db”;</text:p>
            </text:list-item>
            <text:list-item>
              <text:p text:style-name="P31">db_create_all();</text:p>
            </text:list-item>
            <text:list-item>
              <text:p text:style-name="P32">visualizar (Anexo_11);</text:p>
            </text:list-item>
          </text:list>
        </text:list-item>
        <text:list-item>
          <text:p text:style-name="P50"><text:span text:style-name="T30">Após todo este processo você terá em seu diretório juntamente com a sua env um arquivo chamando “banco1.db” e uma pasta “__pycache__”, na qual você pode está acessando pelo </text:span><text:span text:style-name="T33">DB Browser for SQLite </text:span><text:span text:style-name="T30">no mesmo esquema do item </text:span><text:span text:style-name="T39">5.5</text:span><text:span text:style-name="T30">;</text:span></text:p>
          <text:list>
            <text:list-item>
              <text:p text:style-name="P51"><text:span text:style-name="T30">OBS: O banco criado recebe o nome de “banco1”, pois está definido no código </text:span><text:span text:style-name="T34">visualiza</text:span><text:span text:style-name="T30">do no </text:span><text:span text:style-name="T34">(Anexo_10), </text:span><text:span text:style-name="T30">no qual você pode alterá-lo com o nome que preferir, sem esquecer de colocar a extensão “.db” ao final.</text:span></text:p>
            </text:list-item>
          </text:list>
        </text:list-item>
      </text:list>
      <text:h text:style-name="P70" text:outline-level="1"/>
      <text:h text:style-name="P74" text:outline-level="1"><text:bookmark-start text:name="__RefHeading___Toc442_531353837"/><text:span text:style-name="T26">7. </text:span><text:span text:style-name="T53">Templates:</text:span><text:bookmark-end text:name="__RefHeading___Toc442_531353837"/></text:h>
      <text:list xml:id="list2609448051" text:style-name="L7">
        <text:list-item>
          <text:p text:style-name="P52"><text:span text:style-name="T30">Dentro do diretório com sua </text:span><text:span text:style-name="T39">env</text:span><text:span text:style-name="T30"> crie um nova pasta com o nome “templates”;</text:span></text:p>
          <text:list>
            <text:list-item>
              <text:p text:style-name="P33">É um nome padrão;</text:p>
            </text:list-item>
          </text:list>
        </text:list-item>
        <text:list-item>
          <text:p text:style-name="P52"><text:span text:style-name="T30">Nessa pasta serão armazenados arquivos “.HTML” e outros, que para serem acessados, é inserido </text:span><text:span text:style-name="T37">a</text:span><text:span text:style-name="T30">o “arq.py” o módulo “render_template”;</text:span></text:p>
          <text:list>
            <text:list-item>
              <text:p text:style-name="P52"><text:span text:style-name="T30">Este “arq.py” pode-</text:span><text:span text:style-name="T37">se </text:span><text:span text:style-name="T30">tomar </text:span><text:span text:style-name="T37">como</text:span><text:span text:style-name="T30"> exemplo o (Anexo_1);</text:span></text:p>
            </text:list-item>
            <text:list-item>
              <text:p text:style-name="P33">A inserção será feito no seguinte esquema: “from flask import Flask, render_template”;</text:p>
            </text:list-item>
            <text:list-item>
              <text:p text:style-name="P53"><text:span text:style-name="T35">V</text:span><text:span text:style-name="T30">isualizar (Anexo_</text:span><text:span text:style-name="T36">12</text:span><text:span text:style-name="T30">);</text:span></text:p>
            </text:list-item>
          </text:list>
        </text:list-item>
        <text:list-item>
          <text:p text:style-name="P34">Feito isso, agora você criará uma rota que ligará o “arq.html” dentro da pasta “templates” a página web, no “arq.py” na qual está vinculada;</text:p>
          <text:list>
            <text:list-item>
              <text:p text:style-name="P54"><text:span text:style-name="T35">V</text:span><text:span text:style-name="T30">isualizar (Anexo_</text:span><text:span text:style-name="T36">1</text:span><text:span text:style-name="T38">3</text:span><text:span text:style-name="T30">);</text:span></text:p>
            </text:list-item>
            <text:list-item>
              <text:p text:style-name="P35">Isso após ter criado um “arq.html” de preferência com algum conteúdono diretório ”templates”, como no (Anexo_13), “index.html”.</text:p>
            </text:list-item>
          </text:list>
        </text:list-item>
      </text:list>
      <text:h text:style-name="P67" text:outline-level="1"><text:bookmark-start text:name="__RefHeading___Toc1241_2138156944"/>8. Criando <text:span text:style-name="T69">o</text:span> Blog <text:span text:style-name="T69">(simples)</text:span>:<text:bookmark-end text:name="__RefHeading___Toc1241_2138156944"/></text:h>
      <text:list xml:id="list4091525527" text:style-name="L8">
        <text:list-item>
          <text:p text:style-name="P55"><text:span text:style-name="T26">O primeiro passo, é fazer todos os processos do item </text:span><text:span text:style-name="T54">1</text:span><text:span text:style-name="T55">. Feito isso, crie um diretório templates e logo após instale o </text:span><text:span text:style-name="T47">Virtaul Studio Code, </text:span><text:span text:style-name="T48">caso este não esteja instalado( para a instalação visualizar item </text:span><text:span text:style-name="T40">3.2.3</text:span><text:span text:style-name="T48">);</text:span></text:p>
        </text:list-item>
        <text:list-item>
          <text:p text:style-name="P56"><text:span text:style-name="T41">Em seguida, no terminal, ative a sua env e abra o </text:span><text:span text:style-name="T47">Virtaul Studio Code </text:span><text:span text:style-name="T41">com o comando “code .”. O programa será aberto e você visualizará todos os arquivos em seu diretório: Pasta env, pasta templates e arq.py;</text:span></text:p>
          <text:list>
            <text:list-item>
              <text:p text:style-name="P36">adicione na primeira linha de código do seu arq.py o módulo “render_template”, para as criações de rotas de arquivos “.html” da pasta templates, para que possam ser acessadas quando forem chamadas no navegador;</text:p>
            </text:list-item>
            <text:list-item>
              <text:p text:style-name="P37">Visualizar (Anexo_14);</text:p>
            </text:list-item>
          </text:list>
        </text:list-item>
        <text:list-item>
          <text:p text:style-name="P57"><text:span text:style-name="T41">Posterior, ainda no “code”, vá em seu diretório templates e crie um arquivo, “base.html”. No qual servirá de base para os futuros arquivos. Nela digite </text:span><text:soft-page-break/><text:span text:style-name="T41">“html”, desse modo pode lhe aparecer a opção “HTML:5”, selecione-a, mas se não apenas construa a estrutura básica de uma página HTML;</text:span></text:p>
          <text:list>
            <text:list-item>
              <text:p text:style-name="P38">Visualizar (Anexo_15);</text:p>
            </text:list-item>
          </text:list>
        </text:list-item>
        <text:list-item>
          <text:p text:style-name="P58"><text:span text:style-name="T49">Dentro do seu arquivo base.html, entre as tags “&lt;title&gt;” e “&lt;body&gt;”, adicione os comandos do “Jinja”. No primeiro escreva “</text:span><text:span text:style-name="T59">{% block title %}{% endblock title %}”</text:span><text:span text:style-name="T61">, </text:span><text:span text:style-name="T62">e no segundo “{% block conteudo %} {% endblock conteudo %}”</text:span></text:p>
          <text:list>
            <text:list-item>
              <text:p text:style-name="P63">Visualizar (Anexo_16);</text:p>
            </text:list-item>
          </text:list>
        </text:list-item>
        <text:list-item>
          <text:p text:style-name="P59"><text:span text:style-name="T62">A</text:span><text:span text:style-name="T63">inda na pasta templates crie outro arquivo, com o nome “blog.html”. Nele você iniciará a primeira linha com o código “</text:span><text:span text:style-name="T60">{% extends 'base.html' %}</text:span><text:span text:style-name="T63">”, que fará um ponte com o outro arquivo, no qual importá as funcionalidades dos códigos que forem sendo acrescentados nele, além dos códigos já presentes;</text:span></text:p>
        </text:list-item>
        <text:list-item>
          <text:p text:style-name="P60"><text:span text:style-name="T64">A</text:span><text:span text:style-name="T60">gora com os códigos </text:span><text:span text:style-name="T64">encontrados no</text:span><text:span text:style-name="T60"> item </text:span><text:span text:style-name="T64">acima</text:span><text:span text:style-name="T60">, </text:span><text:span text:style-name="T66">8.4</text:span><text:span text:style-name="T60">, adicio</text:span><text:span text:style-name="T64">ne</text:span><text:span text:style-name="T60"> um título e um conteúdo ao </text:span><text:span text:style-name="T64">seu arquivo.html (</text:span><text:span text:style-name="T60">blog.</text:span><text:span text:style-name="T64">html)</text:span><text:span text:style-name="T60">;</text:span></text:p>
          <text:list>
            <text:list-item>
              <text:p text:style-name="P64">Visualizar (Anexo_17);</text:p>
            </text:list-item>
          </text:list>
        </text:list-item>
        <text:list-item>
          <text:p text:style-name="P65">Após a criação e inserção dos devidos códigos no seu arquivo.html (blog.html), vá para o “arq.py” e declare uma rota para sua página;</text:p>
          <text:list>
            <text:list-item>
              <text:p text:style-name="P61"><text:span text:style-name="T60">Visualizar (Anexo_1</text:span><text:span text:style-name="T65">8</text:span><text:span text:style-name="T60">);</text:span></text:p>
            </text:list-item>
          </text:list>
        </text:list-item>
        <text:list-item>
          <text:p text:style-name="P66">Para finalizar, teste-o para confirmar sua funcionalidade, vá ao terminal com sua env ativada e digite “python3 nome_do_aquivo.extesão” (python3 arq.py), se aparecer as seguintes telas, seu blog simples estará funcionando;</text:p>
          <text:list>
            <text:list-item>
              <text:p text:style-name="P66">OBS: não esqueça de escrever ao final do link a rota ”/blog”, para o acesso da página;</text:p>
            </text:list-item>
            <text:list-item>
              <text:p text:style-name="P62"><text:span text:style-name="T60">Tela01 v</text:span><text:span text:style-name="T64">isualizar (Anexo_1</text:span><text:span text:style-name="T60">9</text:span><text:span text:style-name="T64">), </text:span><text:span text:style-name="T60">e tela02 v</text:span><text:span text:style-name="T64">isualizar (Anexo_</text:span><text:span text:style-name="T60">20</text:span><text:span text:style-name="T64">).</text:span></text:p>
            </text:list-item>
          </text:list>
        </text:list-item>
      </text:list>
      <text:h text:style-name="P75" text:outline-level="1"><text:bookmark-start text:name="__RefHeading___Toc730_579922763"/><text:span text:style-name="T68">9. </text:span><text:span text:style-name="T67">Anexos:</text:span><text:bookmark-end text:name="__RefHeading___Toc730_5799227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01:33:09.308030942</meta:creation-date>
    <dc:date>2019-10-27T13:56:08.718158120</dc:date>
    <meta:editing-duration>PT4H19M13S</meta:editing-duration>
    <meta:editing-cycles>44</meta:editing-cycles>
    <meta:generator>LibreOffice/6.2.6.2$Linux_X86_64 LibreOffice_project/20$Build-2</meta:generator>
    <meta:document-statistic meta:table-count="0" meta:image-count="0" meta:object-count="0" meta:page-count="10" meta:paragraph-count="103" meta:word-count="1432" meta:character-count="8551" meta:non-whitespace-character-count="7289"/>
  </office:meta>
</office:document-meta>
</file>